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iberation_Sans_4.ttf" manifest:media-type="application/x-font-ttf"/>
  <manifest:file-entry manifest:full-path="Fonts/Font_Liberation_Sans_1.ttf" manifest:media-type="application/x-font-ttf"/>
  <manifest:file-entry manifest:full-path="Fonts/Font_Liberation_Sans_3.ttf" manifest:media-type="application/x-font-ttf"/>
  <manifest:file-entry manifest:full-path="Fonts/Font_FreeSans_2.ttf" manifest:media-type="application/x-font-ttf"/>
  <manifest:file-entry manifest:full-path="Fonts/Font_Liberation_Sans_2.ttf" manifest:media-type="application/x-font-ttf"/>
  <manifest:file-entry manifest:full-path="Fonts/Font_FreeSans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CJK SC Regular" svg:font-family="'Noto Sans CJK SC Regular'"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background-color="#ffff00" fo:padding="0.097cm" fo:border-left="0.5pt solid #000000" fo:border-right="none" fo:border-top="0.5pt solid #000000" fo:border-bottom="none" style:writing-mode="page">
        <style:background-image/>
      </style:table-cell-properties>
    </style:style>
    <style:style style:name="Tabella1.B1" style:family="table-cell">
      <style:table-cell-properties fo:background-color="#ffff00" fo:padding="0.097cm" fo:border-left="none" fo:border-right="none" fo:border-top="0.5pt solid #000000" fo:border-bottom="none" style:writing-mode="page">
        <style:background-image/>
      </style:table-cell-properties>
    </style:style>
    <style:style style:name="Tabella1.D1" style:family="table-cell">
      <style:table-cell-properties fo:background-color="#ffff00" fo:padding="0.097cm" fo:border-left="none" fo:border-right="0.5pt solid #000000" fo:border-top="0.5pt solid #000000" fo:border-bottom="none" style:writing-mode="page">
        <style:background-image/>
      </style:table-cell-properties>
    </style:style>
    <style:style style:name="Tabella1.2" style:family="table-row">
      <style:table-row-properties style:min-row-height="0.734cm"/>
    </style:style>
    <style:style style:name="Tabella1.A2" style:family="table-cell">
      <style:table-cell-properties fo:padding="0.097cm" fo:border-left="0.5pt solid #000000" fo:border-right="none" fo:border-top="0.5pt solid #000000" fo:border-bottom="0.5pt solid #000000" style:writing-mode="page"/>
    </style:style>
    <style:style style:name="Tabella1.B2" style:family="table-cell">
      <style:table-cell-properties fo:padding="0.097cm" fo:border-left="0.5pt solid #000000" fo:border-right="none" fo:border-top="0.5pt solid #000000" fo:border-bottom="0.5pt solid #000000" style:writing-mode="page"/>
    </style:style>
    <style:style style:name="Tabella1.C2" style:family="table-cell">
      <style:table-cell-properties fo:padding="0.097cm" fo:border-left="0.5pt solid #000000" fo:border-right="none" fo:border-top="0.5pt solid #000000" fo:border-bottom="0.5pt solid #000000" style:writing-mode="page"/>
    </style:style>
    <style:style style:name="Tabella1.D2" style:family="table-cell">
      <style:table-cell-properties fo:padding="0.097cm" fo:border="0.5pt solid #000000" style:writing-mode="page"/>
    </style:style>
    <style:style style:name="Tabella1.A3" style:family="table-cell">
      <style:table-cell-properties fo:padding="0.097cm" fo:border-left="0.5pt solid #000000" fo:border-right="none" fo:border-top="none" fo:border-bottom="0.5pt solid #000000" style:writing-mode="page"/>
    </style:style>
    <style:style style:name="Tabella1.B3" style:family="table-cell">
      <style:table-cell-properties fo:padding="0.097cm" fo:border-left="0.5pt solid #000000" fo:border-right="none" fo:border-top="none" fo:border-bottom="0.5pt solid #000000" style:writing-mode="page"/>
    </style:style>
    <style:style style:name="Tabella1.C3" style:family="table-cell">
      <style:table-cell-properties fo:padding="0.097cm" fo:border-left="0.5pt solid #000000" fo:border-right="none" fo:border-top="none" fo:border-bottom="0.5pt solid #000000" style:writing-mode="page"/>
    </style:style>
    <style:style style:name="Tabella1.D3" style:family="table-cell">
      <style:table-cell-properties fo:padding="0.097cm" fo:border-left="0.5pt solid #000000" fo:border-right="0.5pt solid #000000" fo:border-top="none" fo:border-bottom="0.5pt solid #000000" style:writing-mode="page"/>
    </style:style>
    <style:style style:name="Tabella1.A4" style:family="table-cell">
      <style:table-cell-properties fo:padding="0.097cm" fo:border-left="0.5pt solid #000000" fo:border-right="none" fo:border-top="none" fo:border-bottom="0.5pt solid #000000" style:writing-mode="page"/>
    </style:style>
    <style:style style:name="Tabella1.B4" style:family="table-cell">
      <style:table-cell-properties fo:padding="0.097cm" fo:border-left="0.5pt solid #000000" fo:border-right="none" fo:border-top="none" fo:border-bottom="0.5pt solid #000000" style:writing-mode="page"/>
    </style:style>
    <style:style style:name="Tabella1.C4" style:family="table-cell">
      <style:table-cell-properties fo:padding="0.097cm" fo:border-left="0.5pt solid #000000" fo:border-right="none" fo:border-top="none" fo:border-bottom="0.5pt solid #000000" style:writing-mode="page"/>
    </style:style>
    <style:style style:name="Tabella1.D4" style:family="table-cell">
      <style:table-cell-properties fo:padding="0.097cm" fo:border-left="0.5pt solid #000000" fo:border-right="0.5pt solid #000000" fo:border-top="none" fo:border-bottom="0.5pt solid #000000" style:writing-mode="page"/>
    </style:style>
    <style:style style:name="Tabella1.A5" style:family="table-cell">
      <style:table-cell-properties fo:padding="0.097cm" fo:border-left="0.5pt solid #000000" fo:border-right="none" fo:border-top="none" fo:border-bottom="0.5pt solid #000000" style:writing-mode="page"/>
    </style:style>
    <style:style style:name="Tabella1.B5" style:family="table-cell">
      <style:table-cell-properties fo:padding="0.097cm" fo:border-left="0.5pt solid #000000" fo:border-right="none" fo:border-top="none" fo:border-bottom="0.5pt solid #000000" style:writing-mode="page"/>
    </style:style>
    <style:style style:name="Tabella1.C5" style:family="table-cell">
      <style:table-cell-properties fo:padding="0.097cm" fo:border-left="0.5pt solid #000000" fo:border-right="none" fo:border-top="none" fo:border-bottom="0.5pt solid #000000" style:writing-mode="page"/>
    </style:style>
    <style:style style:name="Tabella1.D5"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text-properties officeooo:rsid="00147462" officeooo:paragraph-rsid="00147462"/>
    </style:style>
    <style:style style:name="P2" style:family="paragraph" style:parent-style-name="Table_20_Contents">
      <style:paragraph-properties fo:text-align="center" style:justify-single-word="false"/>
      <style:text-properties officeooo:rsid="0011eaea" officeooo:paragraph-rsid="0011eaea"/>
    </style:style>
    <style:style style:name="P3" style:family="paragraph" style:parent-style-name="Table_20_Heading">
      <style:text-properties officeooo:rsid="0011eaea" officeooo:paragraph-rsid="0011eaea"/>
    </style:style>
    <style:style style:name="P4" style:family="paragraph" style:parent-style-name="Text_20_body">
      <style:text-properties officeooo:paragraph-rsid="001404f8"/>
    </style:style>
    <style:style style:name="P5" style:family="paragraph" style:parent-style-name="Text_20_body">
      <style:paragraph-properties fo:text-align="center" style:justify-single-word="false"/>
      <style:text-properties fo:color="#158466" loext:opacity="100%" officeooo:rsid="001404f8" officeooo:paragraph-rsid="001404f8"/>
    </style:style>
    <style:style style:name="P6" style:family="paragraph" style:parent-style-name="Footer">
      <style:paragraph-properties fo:text-align="end" style:justify-single-word="false"/>
    </style:style>
    <style:style style:name="P7" style:family="paragraph" style:parent-style-name="Header">
      <style:text-properties officeooo:rsid="00147462" officeooo:paragraph-rsid="00147462"/>
    </style:style>
    <style:style style:name="P8" style:family="paragraph" style:parent-style-name="Heading_20_2">
      <style:paragraph-properties fo:break-before="page"/>
    </style:style>
    <style:style style:name="T1" style:family="text">
      <style:text-properties officeooo:rsid="0011eaea"/>
    </style:style>
    <style:style style:name="T2" style:family="text">
      <style:text-properties fo:color="#158466" loext:opacity="100%" fo:font-weight="bold" officeooo:rsid="001404f8" style:font-weight-asian="bold" style:font-weight-complex="bold"/>
    </style:style>
    <style:style style:name="T3" style:family="text">
      <style:text-properties fo:color="#158466" loext:opacity="100%" officeooo:rsid="001404f8"/>
    </style:style>
    <style:style style:name="T4" style:family="text">
      <style:text-properties officeooo:rsid="001556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HPODT</text:p>
      <text:p text:style-name="Subtitle">Libreria per ODT Templating System</text:p>
      <text:h text:style-name="Heading_20_1" text:outline-level="1">Esempio di documento</text:h>
      <text:h text:style-name="Heading_20_2" text:outline-level="2">Primo <text:span text:style-name="T1">capitolo</text:span></text:h>
      <text:p text:style-name="Text_20_body"><text:span text:style-name="T2">{variabile_1}</text:span><text:span text:style-name="T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Ut eget luctus dui. Praesent sit amet pharetra tellus, ac tincidunt neque. Vestibulum ut lorem vitae urna consequat egestas at id nisi. Nulla eget orci at urna auctor sagittis. Vivamus et magna cursus massa malesuada ornare. Morbi vitae elementum lacus. Integer ac nisi volutpat, semper ligula id, congue risus. Sed a ipsum eget lacus maximus vestibulum. Duis varius turpis in erat interdum, sit amet scelerisque leo interdum. Sed mollis augue quis mauris cursus, ac mattis leo cursus. Sed et bibendum est. In hac habitasse platea dictumst. Mauris placerat, ex ac viverra convallis, massa neque dapibus lectus, id bibendum ligula odio aliquam nunc. Duis rutrum ipsum dolor, nec ultrices mi mollis sit amet.</text:p>
      <text:p text:style-name="Text_20_body">Quisque scelerisque augue elit, et hendrerit elit fringilla sed. Donec facilisis augue eros, et sollicitudin ante posuere ac. Suspendisse efficitur ultricies dui in iaculis. Donec vel tortor fermentum, ultricies lacus vel, gravida dolor. Proin condimentum libero vitae ante tristique vehicula. Quisque ut lobortis massa, non tempus lorem. Praesent tempus, justo ac ultrices dignissim, felis magna tempor erat, nec semper ipsum arcu non ex. Vivamus non eros sollicitudin, feugiat felis quis, dignissim magna. Cras in eleifend ex.</text:p>
      <text:p text:style-name="Text_20_body"><text:soft-page-break/>Suspendisse lacinia lorem sit amet malesuada porta. Nulla efficitur urna nulla, ut mollis lacus malesuada vel. Nam blandit massa turpis, in tempor justo maximus eu. Ut sed est dolor. Sed tristique, erat a volutpat finibus, massa ex volutpat tellus, vitae laoreet urna ipsum ut arcu. Nullam placerat at velit sit amet blandit. Suspendisse vel leo nec risus pharetra porta nec eu mi. Donec lacinia tincidunt turpis in tristique. Duis ante ligula, lobortis eget magna eget, lobortis faucibus orci. Maecenas vehicula sagittis leo in semper. Nulla facilisi. Proin commodo porta arcu a mollis. Cras porttitor a mauris et consequat. Suspendisse in facilisis nisl. Quisque consectetur feugiat ante convallis elementum.</text:p>
      <text:p text:style-name="Text_20_body">Proin porttitor arcu enim, molestie sollicitudin diam sollicitudin id. Interdum et malesuada fames ac ante ipsum primis in faucibus. Integer convallis ligula sapien. Suspendisse sed eleifend ante, eget blandit diam. Sed sed tincidunt nisi, sit amet malesuada tortor. Nam fermentum tellus fermentum maximus sollicitudin. Etiam sem diam, pellentesque sed varius a, cursus quis diam. Fusce ipsum diam, placerat vitae felis in, ultrices posuere nulla. Suspendisse ac sem enim. Aenean vulputate aliquam velit, sed hendrerit dolor consequat eget. Proin non justo a lectus lobortis lobortis. Suspendisse rutrum nunc eget orci congue mattis.</text:p>
      <text:p text:style-name="Text_20_body">Nam lacinia at leo non varius. Curabitur ornare nunc turpis. Nullam nec est vitae nibh convallis tempor. Phasellus tempus varius diam, vitae gravida odio vehicula et. Curabitur dui nisl, scelerisque quis rhoncus sed, congue nec est. In nec vehicula velit, at vulputate dui. Ut at vehicula massa, quis rutrum turpis. Sed hendrerit tempus placerat. Pellentesque scelerisque pulvinar magna, vel facilisis odio consectetur at. Curabitur ut est magna. Sed maximus rhoncus eros, a faucibus neque blandit placerat. Maecenas eget lorem ac tellus ultricies consectetur. In hac habitasse platea dictumst. Suspendisse porta, justo nec feugiat lacinia, est orci scelerisque urna, vel viverra nisl justo eget ipsum. </text:p>
      <text:h text:style-name="P8" text:outline-level="2">Secondo capitolo</text:h>
      <text:p text:style-name="P4"><text:span text:style-name="T3">{variabile_2}</text:span> vulputate auctor. In volutpat porttitor diam eu lobortis. Cras in auctor felis. Ut vel neque condimentum magna rhoncus dictum. Orci varius natoque penatibus et magnis dis parturient montes, nascetur ridiculus mus. Fusce libero augue, tristique vel aliquet sed, aliquet quis justo. Aenean in arcu metus.</text:p>
      <text:p text:style-name="Text_20_body">Donec ac pulvinar lacus, in varius augue. Morbi lacinia sagittis quam ut maximus. Donec porta congue felis, nec bibendum tellus. Phasellus lacinia ex eros, in hendrerit enim lobortis pretium. Aliquam accumsan, purus a fermentum suscipit, nisi nisi auctor diam, sit amet blandit felis enim vitae turpis. Praesent quis risus vehicula, tempor tellus eget, finibus purus. Donec accumsan, tortor sit amet iaculis sagittis, quam arcu facilisis lectus, vitae sagittis magna neque at mi. Nunc nec elit et erat convallis euismod at nec magna.</text:p>
      <text:p text:style-name="Text_20_body">Mauris pretium augue lobortis felis dapibus pulvinar. Nulla sagittis mattis dui sit amet congue. Vestibulum quis justo scelerisque, dapibus dui ut, sagittis massa. Ut sit amet augue id odio gravida mollis. Sed blandit rutrum mi, id iaculis arcu molestie non. Nullam molestie sem non finibus viverra. Donec sollicitudin in ex et aliquam. Suspendisse eget felis sagittis, aliquet nisl eu, consectetur neque. Aenean a nunc sed sapien hendrerit elementum. Nullam ultrices felis tincidunt ante rhoncus facilisis. Morbi auctor, magna eget lacinia dignissim, erat risus congue arcu, in molestie lectus erat id magna. Etiam finibus urna tristique rutrum varius. Nunc ultricies sapien nec pellentesque rutrum. Cras at mollis turpis. Ut porttitor turpis vel odio venenatis eleifend et a urna. Sed felis nunc, laoreet vitae lacinia non, consequat porttitor diam.</text:p>
      <text:p text:style-name="Text_20_body">Curabitur mi dolor, porttitor quis erat quis, posuere laoreet odio. Phasellus pharetra nisi ligula, ut eleifend purus vulputate quis. Ut scelerisque imperdiet aliquet. Nam id quam congue, bibendum risus non, porttitor nisl. Nam dictum placerat ultrices. Praesent consequat et metus id fringilla. Nulla sollicitudin tincidunt finibus. Quisque blandit, erat a viverra convallis, dui enim ultrices sem, id lacinia ante sapien et ipsum. Phasellus non placerat tellus.</text:p>
      <text:p text:style-name="Text_20_body">Mauris eu nibh iaculis, auctor velit et, gravida nisi. Pellentesque magna enim, tincidunt quis magna nec, ultricies semper purus. Nunc at magna vitae risus sollicitudin malesuada. Etiam vitae erat et eros elementum varius vitae id massa. Curabitur rhoncus sem quis nibh vestibulum, quis posuere metus gravida. Aliquam sodales blandit est, vitae pellentesque eros porta vel. Fusce gravida diam mi, id malesuada lectus placerat at. Morbi fermentum mauris metus, aliquet tristique ipsum dapibus fringilla. Donec vel hendrerit neque. Donec vel lacinia ipsum. Aenean id nibh sed nisl sodales lobortis et tristique velit. Morbi posuere vel ipsum a ullamcorper. Aenean mi odio, dictum quis sagittis sed, rhoncus ac magna. Nulla consequat turpis in purus tincidunt, sit amet pretium sapien aliquet. </text:p>
      <text:h text:style-name="P8" text:outline-level="2">Terzo capitolo</text:h>
      <text:p text:style-name="Text_20_body">Integer at velit eu eros ornare blandit in fringilla dui. Aliquam aliquam blandit risus sit amet dapibus. Donec interdum ante sem, nec blandit risus egestas non. Nulla et ipsum quis neque lobortis elementum. Mauris nec libero nec magna pellentesque dictum. Suspendisse vitae dui vitae tortor tempor ullamcorper sed in nisi. Ut a tincidunt nisi. In fermentum augue ut nunc semper semper. Quisque sed ipsum dolor. Maecenas eros metus, malesuada id porta a, vulputate dapibus quam. Morbi ut dapibus urna, ut suscipit orci. Pellentesque quis lectus at sapien imperdiet aliquam eu ut ex. Donec interdum, diam sit amet fermentum imperdiet, ligula diam facilisis massa, sit amet pharetra tellus massa ut mauris. </text:p>
      <table:table table:name="Tabella1" table:style-name="Tabella1">
        <table:table-column table:style-name="Tabella1.A" table:number-columns-repeated="3"/>
        <table:table-column table:style-name="Tabella1.D"/>
        <table:table-header-rows>
          <table:table-row>
            <table:table-cell table:style-name="Tabella1.A1" office:value-type="string">
              <text:p text:style-name="P3">Header 1</text:p>
            </table:table-cell>
            <table:table-cell table:style-name="Tabella1.B1" office:value-type="string">
              <text:p text:style-name="P3">Header 2</text:p>
            </table:table-cell>
            <table:table-cell table:style-name="Tabella1.B1" office:value-type="string">
              <text:p text:style-name="P3">Header 3</text:p>
            </table:table-cell>
            <table:table-cell table:style-name="Tabella1.D1" office:value-type="string">
              <text:p text:style-name="P3">Header 4</text:p>
            </table:table-cell>
          </table:table-row>
        </table:table-header-rows>
        <table:table-row table:style-name="Tabella1.2">
          <table:table-cell table:style-name="Tabella1.A2" office:value-type="string">
            <text:p text:style-name="P5">{valore_1}</text:p>
          </table:table-cell>
          <table:table-cell table:style-name="Tabella1.B2" office:value-type="string">
            <text:p text:style-name="P2">wqefwqefwqef</text:p>
          </table:table-cell>
          <table:table-cell table:style-name="Tabella1.C2" office:value-type="string">
            <text:p text:style-name="P2">qwegqweg</text:p>
          </table:table-cell>
          <table:table-cell table:style-name="Tabella1.D2" office:value-type="string">
            <text:p text:style-name="P2">qwegqweg</text:p>
          </table:table-cell>
        </table:table-row>
        <table:table-row table:style-name="Tabella1.2">
          <table:table-cell table:style-name="Tabella1.A3" office:value-type="string">
            <text:p text:style-name="P2">fwefwefwqf</text:p>
          </table:table-cell>
          <table:table-cell table:style-name="Tabella1.B3" office:value-type="string">
            <text:p text:style-name="P5">{valore_2}</text:p>
          </table:table-cell>
          <table:table-cell table:style-name="Tabella1.C3" office:value-type="string">
            <text:p text:style-name="P5">{valore_3}</text:p>
          </table:table-cell>
          <table:table-cell table:style-name="Tabella1.D3" office:value-type="string">
            <text:p text:style-name="P2">qewrgqerg</text:p>
          </table:table-cell>
        </table:table-row>
        <table:table-row table:style-name="Tabella1.2">
          <table:table-cell table:style-name="Tabella1.A4" office:value-type="string">
            <text:p text:style-name="P2">wefwefwfe</text:p>
          </table:table-cell>
          <table:table-cell table:style-name="Tabella1.B4" office:value-type="string">
            <text:p text:style-name="P5">{valore_4}</text:p>
          </table:table-cell>
          <table:table-cell table:style-name="Tabella1.C4" office:value-type="string">
            <text:p text:style-name="P2">qwegqweg</text:p>
          </table:table-cell>
          <table:table-cell table:style-name="Tabella1.D4" office:value-type="string">
            <text:p text:style-name="P2">eqrgqerg</text:p>
          </table:table-cell>
        </table:table-row>
        <table:table-row table:style-name="Tabella1.2">
          <table:table-cell table:style-name="Tabella1.A5" office:value-type="string">
            <text:p text:style-name="P2">wefwqefwef</text:p>
          </table:table-cell>
          <table:table-cell table:style-name="Tabella1.B5" office:value-type="string">
            <text:p text:style-name="P5">{valore_1}</text:p>
          </table:table-cell>
          <table:table-cell table:style-name="Tabella1.C5" office:value-type="string">
            <text:p text:style-name="P2">qwegqweg</text:p>
          </table:table-cell>
          <table:table-cell table:style-name="Tabella1.D5" office:value-type="string">
            <text:p text:style-name="P5">{valore_5}</text:p>
          </table:table-cell>
        </table:table-row>
      </table:table>
      <text:p text:style-name="Text_20_body"/>
      <text:p text:style-name="Text_20_body">Etiam eu commodo magna. Integer maximus est sed eleifend semper. Nunc consectetur hendrerit tempus. Sed eget risus congue, faucibus augue et, fringilla ante. In a velit interdum, porta nisi at, rutrum sem. Quisque dolor nunc, venenatis ac viverra vel, pretium in odio. Aliquam erat volutpat. Morbi ac fermentum enim, at luctus neque. Cras felis nisi, blandit non fringilla ut, rhoncus eu massa. Morbi vulputate porttitor enim id euismod. Maecenas sollicitudin elit nec efficitur sollicitudin. Donec erat diam, placerat quis risus at, varius viverra sem. Phasellus feugiat mattis libero, vitae varius nulla molestie vitae. Fusce ac aliquet risus, quis posuere qu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37" number:automatic-order="true">
      <number:day number:style="long"/>
      <number:text>/</number:text>
      <number:month number:style="long"/>
      <number:text>/</number:text>
      <number:year/>
    </number:date-style>
  </office:styles>
  <office:automatic-styles>
    <style:style style:name="MP1" style:family="paragraph" style:parent-style-name="Header">
      <style:text-properties officeooo:rsid="00147462" officeooo:paragraph-rsid="00147462"/>
    </style:style>
    <style:style style:name="MP2" style:family="paragraph" style:parent-style-name="Footer">
      <style:paragraph-properties fo:text-align="end" style:justify-single-word="false"/>
    </style:style>
    <style:style style:name="MT1" style:family="text">
      <style:text-properties officeooo:rsid="001556d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ader_logo}</text:p>
      </style:header>
      <style:footer>
        <text:p text:style-name="MP2"><text:span text:style-name="MT1"><text:date style:data-style-name="N37" text:date-value="2024-06-03T10:54:40.407729721" text:fixed="true">06/03/24</text:date></text:span><text:span text:style-name="MT1"><text:s/>- Pagina </text:span><text:page-number text:select-page="current">4</text:page-number><text:s/><text:span text:style-name="MT1">di </text:span><text:span text:style-name="MT1"><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1" meta:image-count="0" meta:object-count="0" meta:page-count="4" meta:paragraph-count="43" meta:word-count="1386" meta:character-count="9263" meta:non-whitespace-character-count="7917"/>
  </office:meta>
</office:document-meta>
</file>